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GROVED FLORED'S S.R.L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567193005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65980658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MESONES PEREZ, JIMMY POO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456232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BARTUREN BECERRA, JUSTA FLOR</text:p>
          </table:table-cell>
          <table:covered-table-cell/>
          <table:covered-table-cell/>
          <table:table-cell table:style-name="Tabla1.E3" table:number-columns-spanned="2" office:value-type="string">
            <text:p text:style-name="P9">DNI:5257296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4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4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61.1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244.7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44.7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FR. ROJO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ATOS PEKINES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69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3T22:39:1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